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.031cm" table:align="center" style:writing-mode="lr-tb"/>
    </style:style>
    <style:style style:name="Table2.A" style:family="table-column">
      <style:table-column-properties style:column-width="10.0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none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none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fo:letter-spacing="normal" fo:font-style="normal" fo:font-weight="normal" officeooo:rsid="002042ba" officeooo:paragraph-rsid="002042ba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Tibetan Machine Uni" fo:letter-spacing="normal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rsid="002042ba" officeooo:paragraph-rsid="002042ba"/>
    </style:style>
    <style:style style:name="P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betan Machine Uni" fo:letter-spacing="normal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betan Machine Uni" fo:letter-spacing="normal" officeooo:rsid="00221599" officeooo:paragraph-rsid="00221599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officeooo:rsid="002042ba"/>
    </style:style>
    <style:style style:name="P9" style:family="paragraph" style:parent-style-name="Preformatted_20_Text">
      <style:paragraph-properties fo:margin-top="0cm" fo:margin-bottom="0.499cm" loext:contextual-spacing="false" fo:orphans="2" fo:widows="2"/>
      <style:text-properties officeooo:rsid="002042ba" officeooo:paragraph-rsid="002042ba"/>
    </style:style>
    <style:style style:name="P10" style:family="paragraph" style:parent-style-name="Standard">
      <style:text-properties officeooo:rsid="002042ba" officeooo:paragraph-rsid="002042ba"/>
    </style:style>
    <style:style style:name="P11" style:family="paragraph" style:parent-style-name="Standard">
      <style:paragraph-properties fo:margin-top="0cm" fo:margin-bottom="0.499cm" loext:contextual-spacing="false" fo:orphans="2" fo:widows="2"/>
      <style:text-properties officeooo:rsid="002042ba" officeooo:paragraph-rsid="002042ba"/>
    </style:style>
    <style:style style:name="P12" style:family="paragraph" style:parent-style-name="Standard">
      <style:paragraph-properties fo:margin-top="0cm" fo:margin-bottom="0.499cm" loext:contextual-spacing="false" fo:orphans="2" fo:widows="2"/>
      <style:text-properties style:font-name="Tibetan Machine Uni" officeooo:rsid="002042ba" officeooo:paragraph-rsid="002042ba"/>
    </style:style>
    <style:style style:name="P13" style:family="paragraph" style:parent-style-name="Standard">
      <style:paragraph-properties fo:margin-left="0.953cm" fo:margin-right="0cm" fo:line-height="150%" fo:text-indent="-0.953cm" style:auto-text-indent="false" fo:keep-with-next="always" style:text-autospace="none"/>
      <style:text-properties officeooo:paragraph-rsid="002042ba"/>
    </style:style>
    <style:style style:name="P14" style:family="paragraph" style:parent-style-name="Standard">
      <style:paragraph-properties fo:margin-left="0.953cm" fo:margin-right="0cm" fo:line-height="150%" fo:text-indent="-0.953cm" style:auto-text-indent="false" style:text-autospace="none"/>
      <style:text-properties officeooo:paragraph-rsid="002042ba"/>
    </style:style>
    <style:style style:name="P15" style:family="paragraph" style:parent-style-name="Standard">
      <style:paragraph-properties fo:margin-left="0.635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betan Machine Uni" fo:letter-spacing="normal" officeooo:rsid="00221599" officeooo:paragraph-rsid="00221599"/>
    </style:style>
    <style:style style:name="P16" style:family="paragraph" style:parent-style-name="Standard">
      <style:paragraph-properties fo:margin-left="0.635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betan Machine Uni" fo:letter-spacing="normal" officeooo:rsid="0023b29b" officeooo:paragraph-rsid="0023b29b"/>
    </style:style>
    <style:style style:name="P17" style:family="paragraph" style:parent-style-name="Standard">
      <style:paragraph-properties fo:margin-left="0.635cm" fo:margin-right="0cm" fo:line-height="100%" fo:text-indent="0cm" style:auto-text-indent="false"/>
      <style:text-properties officeooo:paragraph-rsid="00221599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officeooo:paragraph-rsid="00221599"/>
    </style:style>
    <style:style style:name="P19" style:family="paragraph" style:parent-style-name="outline1">
      <style:paragraph-properties fo:margin-left="0.635cm" fo:margin-right="0cm" fo:margin-top="0cm" fo:margin-bottom="0cm" loext:contextual-spacing="false" style:line-height-at-least="0.423cm" fo:text-indent="0cm" style:auto-text-indent="false"/>
      <style:text-properties officeooo:paragraph-rsid="00221599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2042ba"/>
    </style:style>
    <style:style style:name="T3" style:family="text">
      <style:text-properties fo:font-style="normal" fo:font-weight="normal" officeooo:rsid="0023b29b"/>
    </style:style>
    <style:style style:name="T4" style:family="text">
      <style:text-properties fo:font-style="normal" style:text-underline-style="solid" style:text-underline-width="auto" style:text-underline-color="font-color" fo:font-weight="normal"/>
    </style:style>
    <style:style style:name="T5" style:family="text">
      <style:text-properties fo:font-style="normal" style:text-underline-style="solid" style:text-underline-type="double" style:text-underline-width="auto" style:text-underline-color="font-color" fo:font-weight="normal"/>
    </style:style>
    <style:style style:name="T6" style:family="text">
      <style:text-properties fo:font-style="normal" style:text-underline-style="solid" style:text-underline-type="double" style:text-underline-width="auto" style:text-underline-color="font-color" fo:font-weight="normal" officeooo:rsid="0023b29b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="Tibetan Machine Uni" fo:font-style="normal" fo:font-weight="normal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</text:p>
      <text:p text:style-name="P10"/>
      <text:p text:style-name="P2">Insertion anomaly:</text:p>
      <text:p text:style-name="P1"><text:s text:c="6"/><text:span text:style-name="T2">it is compulsary to know the details of visitno. And Provno because those are two unique numbers </text:span></text:p>
      <text:p text:style-name="P1"><text:span text:style-name="T2"/></text:p>
      <text:p text:style-name="P1"><text:s/><text:span text:style-name="T1">Update anomaly:</text:span></text:p>
      <text:p text:style-name="P1"><text:s text:c="9"/><text:span text:style-name="T1">If we change </text:span><text:span text:style-name="T2">patzip of </text:span><text:span text:style-name="T1"><text:s/>ProvNo D2, two rows must be changed.</text:span></text:p>
      <text:p text:style-name="P4"/>
      <text:p text:style-name="P1"><text:s text:c="2"/><text:span text:style-name="T1">Deletion anomaly:</text:span></text:p>
      <text:p text:style-name="P8"><text:span text:style-name="T1"><text:tab/><text:tab/>if we delete p2 then we also loose information about ProvSpeciality Cardiologist and diagnosis MURMUR</text:span></text:p>
      <text:p text:style-name="P8"><text:span text:style-name="T1"/></text:p>
      <text:p text:style-name="P9"><text:span text:style-name="T1">2</text:span></text:p>
      <text:p text:style-name="P9"><text:span text:style-name="T1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PatNo <text:span text:style-name="T7"></text:span> <text:s/>PatAge</text:p>
          </table:table-cell>
        </table:table-row>
        <table:table-row table:style-name="Table2.1">
          <table:table-cell table:style-name="Table2.A2" office:value-type="string">
            <text:p text:style-name="P13">PatZip9 <text:span text:style-name="T7"></text:span> <text:s/>PatCity</text:p>
          </table:table-cell>
        </table:table-row>
        <table:table-row table:style-name="Table2.1">
          <table:table-cell table:style-name="Table2.A2" office:value-type="string">
            <text:p text:style-name="P13">VisitNo <text:s/><text:span text:style-name="T7"></text:span> <text:s/>VisitDate </text:p>
            <text:p text:style-name="P13">PatNo <text:span text:style-name="T7"></text:span> <text:s/>PatZip9 </text:p>
            <text:p text:style-name="P13">ProvNo <text:span text:style-name="T7"></text:span> <text:s/>ProvSpecialty</text:p>
          </table:table-cell>
        </table:table-row>
        <table:table-row table:style-name="Table2.1">
          <table:table-cell table:style-name="Table2.A2" office:value-type="string">
            <text:p text:style-name="P13">VisitNo <text:s/><text:span text:style-name="T7"></text:span> <text:s/>PatNo</text:p>
          </table:table-cell>
        </table:table-row>
        <table:table-row table:style-name="Table2.1">
          <table:table-cell table:style-name="Table2.A5" office:value-type="string">
            <text:p text:style-name="P14">VisitNo, ProvNo <text:span text:style-name="T7"></text:span> <text:s/>Diagnosis</text:p>
            <text:p text:style-name="P14">ProvNo <text:span text:style-name="T7"></text:span> ProvEmail</text:p>
            <text:p text:style-name="P14">ProvEmail <text:span text:style-name="T7"></text:span> ProvNo</text:p>
          </table:table-cell>
        </table:table-row>
      </table:table>
      <text:p text:style-name="P11"><text:span text:style-name="T1">FDS</text:span></text:p>
      <text:p text:style-name="P11"><text:span text:style-name="T1">patno-&gt;patage,patzip,</text:span></text:p>
      <text:p text:style-name="P11"><text:span text:style-name="T1">patzip-&gt;patcity</text:span></text:p>
      <text:p text:style-name="P11"><text:span text:style-name="T1">visitno-&gt;patNo,visitDate</text:span></text:p>
      <text:p text:style-name="P11"><text:span text:style-name="T1">Provno-&gt;provSpeciality,ProvEmail</text:span></text:p>
      <text:p text:style-name="P11"><text:span text:style-name="T1">provno,visitNo-&gt;Diagnosis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BCNF tables</text:span></text:p>
      <text:p text:style-name="P5"><text:span text:style-name="T1"><text:s text:c="8"/></text:span><text:span text:style-name="T8">PationTable1 (PatNo, PatAge, PatZip)</text:span></text:p>
      <text:p text:style-name="P3"><text:s text:c="8"/><text:span text:style-name="T1">FOREIGN KEY (PatZip) REFERENCES PationTable1­1</text:span></text:p>
      <text:p text:style-name="P3"><text:s text:c="8"/><text:span text:style-name="T1">PationTable1­1 (PatZip, PatCity)</text:span></text:p>
      <text:p text:style-name="P3"><text:s text:c="8"/><text:span text:style-name="T1">PationTable2 (VisitNo, PatNo,VisitDate)</text:span></text:p>
      <text:p text:style-name="P3"><text:s text:c="8"/><text:span text:style-name="T1">FOREIGN KEY (PatNo) REFERENCES PationTable1</text:span></text:p>
      <text:p text:style-name="P3"><text:s text:c="8"/><text:span text:style-name="T1">PationTable3 (ProvNo, ProvEmail, ProvSpecialty)</text:span></text:p>
      <text:p text:style-name="P3"><text:s text:c="8"/><text:span text:style-name="T1">UNIQUE(ProvEmail)</text:span></text:p>
      <text:p text:style-name="P3"><text:s text:c="8"/><text:span text:style-name="T1">PationTable4 (ProvNo, VisitNo,Diagnosis)</text:span></text:p>
      <text:p text:style-name="P3"><text:s text:c="8"/><text:span text:style-name="T1">FOREIGN KEY (ProvNo) REFERENCES PationTable3</text:span></text:p>
      <text:p text:style-name="P6"><text:s text:c="8"/><text:span text:style-name="T1">FOREIGN KEY (VisitNo)REFERENCES PationTable2</text:span></text:p>
      <text:p text:style-name="P6"><text:span text:style-name="T1"/></text:p>
      <text:p text:style-name="P7"><text:span text:style-name="T1">3)</text:span></text:p>
      <text:p text:style-name="P17">Student (<text:span text:style-name="T9">StdNo</text:span>, StdName, StdEmail, StdAddress, StdCity, StdState, StdZip )</text:p>
      <text:p text:style-name="P19"/>
      <text:p text:style-name="P18">Lender(<text:span text:style-name="T9">LenderNo</text:span>, LenderName)</text:p>
      <text:p text:style-name="P15"><text:span text:style-name="T1">Institution(</text:span><text:span text:style-name="T4">InstNo</text:span><text:span text:style-name="T1">, InstName, InstMascot)</text:span></text:p>
      <text:p text:style-name="P15"><text:span text:style-name="T1">in student table stdzip has FD StdCity and StdState and StdAddrss</text:span></text:p>
      <text:p text:style-name="P15"><text:span text:style-name="T1">Student(Stdno,stdName,Stdemail,Addressid)</text:span></text:p>
      <text:p text:style-name="P15"><text:span text:style-name="T1">foreignkey Addressid references Address(addressid)</text:span></text:p>
      <text:p text:style-name="P15"><text:span text:style-name="T1">Address(Addressid,Stdaddress,Stdzip)</text:span></text:p>
      <text:p text:style-name="P15"><text:span text:style-name="T1">foreignkey Stdzip referencesZip(Stdzip)</text:span></text:p>
      <text:p text:style-name="P15"><text:span text:style-name="T1">Zip(Stdzip,stdcity,Stdstate)</text:span></text:p>
      <text:p text:style-name="P15"><text:span text:style-name="T1">Lender(LenderNO,LenderName)</text:span></text:p>
      <text:p text:style-name="P15"><text:span text:style-name="T1">Unique(</text:span><text:span text:style-name="T5">LenderN</text:span><text:span text:style-name="T6">ame</text:span><text:span text:style-name="T3">)</text:span></text:p>
      <text:p text:style-name="P16"><text:soft-page-break/><text:span text:style-name="T1">Institueytion(Instno,InstName,InstMascot)</text:span></text:p>
      <text:p text:style-name="P16"><text:span text:style-name="T1">unique(InstName)</text:span></text:p>
      <text:p text:style-name="P15"><text:span text:style-name="T1"><text:s/></text:span></text:p>
      <text:p text:style-name="P1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utline1" style:family="paragraph" style:parent-style-name="Standard">
      <style:paragraph-properties fo:margin-left="1.6cm" fo:margin-right="0cm" fo:margin-top="0cm" fo:margin-bottom="0.212cm" loext:contextual-spacing="false" fo:line-height="100%" fo:text-indent="-0.965cm" style:auto-text-indent="false">
        <style:tab-stops>
          <style:tab-stop style:position="1.588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08:28:17.743931480</meta:creation-date>
    <meta:generator>LibreOffice/6.4.7.2$Linux_X86_64 LibreOffice_project/40$Build-2</meta:generator>
    <dc:date>2022-04-28T08:51:53.662713523</dc:date>
    <meta:editing-duration>PT1M9S</meta:editing-duration>
    <meta:editing-cycles>1</meta:editing-cycles>
    <meta:document-statistic meta:table-count="1" meta:image-count="0" meta:object-count="0" meta:page-count="3" meta:paragraph-count="49" meta:word-count="165" meta:character-count="1612" meta:non-whitespace-character-count="1381"/>
  </office:meta>
</office:document-meta>
</file>